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ae432" officeooo:paragraph-rsid="001ae432"/>
    </style:style>
    <style:style style:name="P2" style:family="paragraph" style:parent-style-name="Heading_20_1">
      <style:text-properties officeooo:paragraph-rsid="001ae432"/>
    </style:style>
    <style:style style:name="P3" style:family="paragraph" style:parent-style-name="Heading_20_1">
      <style:text-properties fo:font-weight="bold" officeooo:paragraph-rsid="001ae432" style:font-weight-asian="bold" style:font-weight-complex="bold"/>
    </style:style>
    <style:style style:name="P4" style:family="paragraph" style:parent-style-name="Heading_20_2">
      <style:text-properties fo:font-weight="normal" style:font-weight-asian="normal" style:font-weight-complex="normal"/>
    </style:style>
    <style:style style:name="P5" style:family="paragraph" style:parent-style-name="Heading_20_2">
      <style:text-properties officeooo:paragraph-rsid="001ae432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Standard">
      <style:text-properties officeooo:rsid="001ae432" officeooo:paragraph-rsid="001ae432"/>
    </style:style>
    <style:style style:name="P8" style:family="paragraph" style:parent-style-name="Standard">
      <style:text-properties officeooo:paragraph-rsid="001ae432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>
      <style:text-properties officeooo:rsid="001ae432"/>
    </style:style>
    <style:style style:name="P14" style:family="paragraph" style:parent-style-name="Text_20_body">
      <style:text-properties officeooo:paragraph-rsid="001ae432"/>
    </style:style>
    <style:style style:name="P15" style:family="paragraph" style:parent-style-name="Text_20_body">
      <style:text-properties fo:font-weight="bold" officeooo:paragraph-rsid="001ae432" style:font-weight-asian="bold" style:font-weight-complex="bold"/>
    </style:style>
    <style:style style:name="P16" style:family="paragraph" style:parent-style-name="Text_20_body">
      <style:text-properties fo:font-weight="normal" officeooo:paragraph-rsid="001ae432" style:font-weight-asian="normal" style:font-weight-complex="normal"/>
    </style:style>
    <style:style style:name="T1" style:family="text">
      <style:text-properties officeooo:rsid="001ae432"/>
    </style:style>
    <style:style style:name="T2" style:family="text">
      <style:text-properties fo:font-weight="bold" officeooo:rsid="001ae432" style:font-weight-asian="bold" style:font-weight-complex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voy Deployment with Pod Autoscaling and Node Autoscaling on EKS</text:h>
      <text:h text:style-name="Heading_20_2" text:outline-level="2">Overview</text:h>
      <text:p text:style-name="Text_20_body">This project demonstrates how to deploy an Envoy Proxy application on Amazon EKS and implement:</text:p>
      <text:list xml:id="list3059966376" text:style-name="L1">
        <text:list-item>
          <text:p text:style-name="P10">Envoy Deployment </text:p>
        </text:list-item>
        <text:list-item>
          <text:p text:style-name="P10">Node Group Labeling </text:p>
        </text:list-item>
        <text:list-item>
          <text:p text:style-name="P10">Pod Scheduling using Node Selector </text:p>
        </text:list-item>
        <text:list-item>
          <text:p text:style-name="P10">Horizontal Pod Autoscaler (HPA) </text:p>
        </text:list-item>
        <text:list-item>
          <text:p text:style-name="P9">Cluster Autoscaler for Node Autoscaling</text:p>
        </text:list-item>
      </text:list>
      <text:h text:style-name="Heading_20_1" text:outline-level="1">Architecture</text:h>
      <text:p text:style-name="Text_20_body"/>
      <text:section text:style-name="Sect1" text:name="code-block-viewer">
        <text:p text:style-name="Preformatted_20_Text"><text:span text:style-name="Source_20_Text"><text:s text:c="20"/>+-------------------+</text:span></text:p>
        <text:p text:style-name="Preformatted_20_Text"><text:span text:style-name="Source_20_Text"><text:s text:c="20"/>| <text:s text:c="2"/>Client Traffic <text:s/>|</text:span></text:p>
        <text:p text:style-name="Preformatted_20_Text"><text:span text:style-name="Source_20_Text"><text:s text:c="20"/>+---------+---------+</text:span></text:p>
        <text:p text:style-name="Preformatted_20_Text"><text:span text:style-name="Source_20_Text"><text:s text:c="30"/>|</text:span></text:p>
        <text:p text:style-name="Preformatted_20_Text"><text:span text:style-name="Source_20_Text"><text:s text:c="30"/>v</text:span></text:p>
        <text:p text:style-name="Preformatted_20_Text"><text:span text:style-name="Source_20_Text"><text:s text:c="20"/>+-------------------+</text:span></text:p>
        <text:p text:style-name="Preformatted_20_Text"><text:span text:style-name="Source_20_Text"><text:s text:c="20"/>| <text:s text:c="2"/>Envoy Service <text:s text:c="2"/>|</text:span></text:p>
        <text:p text:style-name="Preformatted_20_Text"><text:span text:style-name="Source_20_Text"><text:s text:c="20"/>+---------+---------+</text:span></text:p>
        <text:p text:style-name="Preformatted_20_Text"><text:span text:style-name="Source_20_Text"><text:s text:c="30"/>|</text:span></text:p>
        <text:p text:style-name="Preformatted_20_Text"><text:span text:style-name="Source_20_Text"><text:s text:c="20"/>+---------+---------+</text:span></text:p>
        <text:p text:style-name="Preformatted_20_Text"><text:span text:style-name="Source_20_Text"><text:s text:c="20"/>| <text:s text:c="18"/>|</text:span></text:p>
        <text:p text:style-name="Preformatted_20_Text"><text:span text:style-name="Source_20_Text"><text:s text:c="14"/>+-----v-----+ <text:s text:c="6"/>+-----v-----+</text:span></text:p>
        <text:p text:style-name="Preformatted_20_Text"><text:span text:style-name="Source_20_Text"><text:s text:c="14"/>| Envoy Pod | <text:s text:c="6"/>| Envoy Pod |</text:span></text:p>
        <text:p text:style-name="Preformatted_20_Text"><text:span text:style-name="Source_20_Text"><text:s text:c="14"/>+-----------+ <text:s text:c="6"/>+-----------+</text:span></text:p>
        <text:p text:style-name="Preformatted_20_Text"><text:span text:style-name="Source_20_Text"><text:s text:c="23"/>HPA Scales Pods</text:span></text:p>
        <text:p text:style-name="Preformatted_20_Text"><text:span text:style-name="Source_20_Text"><text:s text:c="30"/>|</text:span></text:p>
        <text:p text:style-name="Preformatted_20_Text"><text:span text:style-name="Source_20_Text"><text:s text:c="20"/>Cluster Autoscaler</text:span></text:p>
        <text:p text:style-name="Preformatted_20_Text"><text:span text:style-name="Source_20_Text"><text:s text:c="30"/>|</text:span></text:p>
        <text:p text:style-name="P6"><text:span text:style-name="Source_20_Text"><text:s text:c="20"/>Adds/Removes Nodes</text:span></text:p>
      </text:section>
      <text:h text:style-name="Heading_20_1" text:outline-level="1">Prerequisites</text:h>
      <text:list xml:id="list2665078052" text:style-name="L2">
        <text:list-item>
          <text:p text:style-name="P12">AWS Account </text:p>
        </text:list-item>
        <text:list-item>
          <text:p text:style-name="P12">EKS Cluster </text:p>
        </text:list-item>
        <text:list-item>
          <text:p text:style-name="P12">kubectl configured </text:p>
        </text:list-item>
        <text:list-item>
          <text:p text:style-name="P12">eksctl installed </text:p>
        </text:list-item>
        <text:list-item>
          <text:p text:style-name="P12">AWS CLI configured </text:p>
        </text:list-item>
        <text:list-item>
          <text:p text:style-name="P11">IAM OIDC provider enabled </text:p>
        </text:list-item>
      </text:list>
      <text:p text:style-name="Horizontal_20_Line"/>
      <text:h text:style-name="Heading_20_1" text:outline-level="1"><text:soft-page-break/>Step 1: Create Namespace</text:h>
      <text:section text:style-name="Sect1" text:name="Section1">
        <text:p text:style-name="Preformatted_20_Text"><text:bookmark text:name="code-block-viewer"/><text:span text:style-name="Source_20_Text">apiVersion: v1</text:span></text:p>
        <text:p text:style-name="Preformatted_20_Text"><text:span text:style-name="Source_20_Text">kind: Namespace</text:span></text:p>
        <text:p text:style-name="Preformatted_20_Text"><text:span text:style-name="Source_20_Text">metadata:</text:span></text:p>
        <text:p text:style-name="P6"><text:span text:style-name="Source_20_Text"><text:s text:c="2"/>name: envoy</text:span></text:p>
      </text:section>
      <text:p text:style-name="Text_20_body">Apply:</text:p>
      <text:section text:style-name="Sect1" text:name="Section2">
        <text:p text:style-name="P6"><text:bookmark text:name="code-block-viewer1"/><text:span text:style-name="Source_20_Text">kubectl apply -f namespace.yaml</text:span></text:p>
      </text:section>
      <text:h text:style-name="Heading_20_1" text:outline-level="1">Step 2: Create Node Group with Label</text:h>
      <text:p text:style-name="Text_20_body">Create a dedicated node group for Envoy workloads.</text:p>
      <text:section text:style-name="Sect1" text:name="Section3">
        <text:p text:style-name="Preformatted_20_Text"><text:bookmark text:name="code-block-viewer2"/><text:span text:style-name="Source_20_Text">eksctl create nodegroup \</text:span></text:p>
        <text:p text:style-name="Preformatted_20_Text"><text:span text:style-name="Source_20_Text"><text:s text:c="2"/>--cluster dev-cluster \</text:span></text:p>
        <text:p text:style-name="Preformatted_20_Text"><text:span text:style-name="Source_20_Text"><text:s text:c="2"/>--name gtm-node \</text:span></text:p>
        <text:p text:style-name="Preformatted_20_Text"><text:span text:style-name="Source_20_Text"><text:s text:c="2"/>--node-type t3.medium \</text:span></text:p>
        <text:p text:style-name="Preformatted_20_Text"><text:span text:style-name="Source_20_Text"><text:s text:c="2"/>--nodes 2 \</text:span></text:p>
        <text:p text:style-name="Preformatted_20_Text"><text:span text:style-name="Source_20_Text"><text:s text:c="2"/>--nodes-min 1 \</text:span></text:p>
        <text:p text:style-name="Preformatted_20_Text"><text:span text:style-name="Source_20_Text"><text:s text:c="2"/>--nodes-max 5 \</text:span></text:p>
        <text:p text:style-name="P6"><text:span text:style-name="Source_20_Text"><text:s text:c="2"/>--node-labels Name=</text:span><text:span text:style-name="Source_20_Text"><text:span text:style-name="T1">your-name</text:span></text:span></text:p>
      </text:section>
      <text:p text:style-name="P8"><text:span text:style-name="T1">V</text:span>erify:</text:p>
      <text:p text:style-name="P8"/>
      <text:section text:style-name="Sect1" text:name="Section4">
        <text:p text:style-name="P6"><text:bookmark text:name="code-block-viewer3"/><text:span text:style-name="Source_20_Text">kubectl get nodes --show-labels</text:span></text:p>
      </text:section>
      <text:h text:style-name="P1" text:outline-level="1">Step 3: Deploy Envoy Application</text:h>
      <text:h text:style-name="P4" text:outline-level="2">envoy-deployment.yaml</text:h>
      <text:h text:style-name="P1" text:outline-level="1">Step 4: Expose Envoy Service</text:h>
      <text:h text:style-name="P4" text:outline-level="2">envoy-service.yaml</text:h>
      <text:p text:style-name="P7"/>
      <text:h text:style-name="P1" text:outline-level="1">Step 5: Configure Horizontal Pod Autoscaler</text:h>
      <text:h text:style-name="Heading_20_2" text:outline-level="2">envoy-hpa.yaml</text:h>
      <text:p text:style-name="Text_20_body"/>
      <text:p text:style-name="Text_20_body"/>
      <text:h text:style-name="Heading_20_1" text:outline-level="1"><text:soft-page-break/>Step <text:span text:style-name="T1">6</text:span>: Generate Load for HPA Testing</text:h>
      <text:p text:style-name="Text_20_body">Run temporary load generator:</text:p>
      <text:section text:style-name="Sect1" text:name="Section5">
        <text:p text:style-name="Preformatted_20_Text"><text:bookmark text:name="code-block-viewer4"/><text:span text:style-name="Source_20_Text">kubectl run load-generator \</text:span></text:p>
        <text:p text:style-name="Preformatted_20_Text"><text:span text:style-name="Source_20_Text"><text:s text:c="2"/>--rm -it \</text:span></text:p>
        <text:p text:style-name="Preformatted_20_Text"><text:span text:style-name="Source_20_Text"><text:s text:c="2"/>--image=curlimages/curl \</text:span></text:p>
        <text:p text:style-name="P6"><text:span text:style-name="Source_20_Text"><text:s text:c="2"/>-n envoy -- sh</text:span></text:p>
      </text:section>
      <text:p text:style-name="P13">Inside pod:</text:p>
      <text:section text:style-name="Sect1" text:name="Section6">
        <text:p text:style-name="P6"><text:bookmark text:name="code-block-viewer5"/><text:span text:style-name="Source_20_Text">while true; do curl http://envoy-service; done</text:span></text:p>
      </text:section>
      <text:p text:style-name="Text_20_body">Watch scaling:</text:p>
      <text:section text:style-name="Sect1" text:name="Section7">
        <text:p text:style-name="Preformatted_20_Text"><text:bookmark text:name="code-block-viewer6"/><text:span text:style-name="Source_20_Text">kubectl get hpa -n envoy -w</text:span></text:p>
        <text:p text:style-name="P6"><text:span text:style-name="Source_20_Text">kubectl get pods -n envoy -w</text:span></text:p>
      </text:section>
      <text:h text:style-name="P2" text:outline-level="1"><text:span text:style-name="T1">Step 7: </text:span>Configure Cluster Autoscaler</text:h>
      <text:h text:style-name="P5" text:outline-level="2">Associate OIDC Provider</text:h>
      <text:section text:style-name="Sect1" text:name="Section8">
        <text:p text:style-name="Preformatted_20_Text"><text:bookmark text:name="code-block-viewer7"/><text:span text:style-name="Source_20_Text">eksctl utils associate-iam-oidc-provider \</text:span></text:p>
        <text:p text:style-name="Preformatted_20_Text"><text:span text:style-name="Source_20_Text"><text:s text:c="2"/>--cluster dev-cluster \</text:span></text:p>
        <text:p text:style-name="P6"><text:span text:style-name="Source_20_Text"><text:s text:c="2"/>--approve</text:span></text:p>
      </text:section>
      <text:p text:style-name="P15">Create IAM Policy</text:p>
      <text:p text:style-name="P15"/>
      <text:p text:style-name="P16">{</text:p>
      <text:p text:style-name="P16"><text:s text:c="4"/>"Version": "2012-10-17",</text:p>
      <text:p text:style-name="P16"><text:s text:c="4"/>"Statement": [</text:p>
      <text:p text:style-name="P16"><text:s text:c="8"/>{</text:p>
      <text:p text:style-name="P16"><text:s text:c="12"/>"Effect": "Allow",</text:p>
      <text:p text:style-name="P16"><text:s text:c="12"/>"Action": [</text:p>
      <text:p text:style-name="P16"><text:s text:c="16"/>"autoscaling:DescribeAutoScalingGroups",</text:p>
      <text:p text:style-name="P16"><text:s text:c="16"/>"autoscaling:DescribeAutoScalingInstances",</text:p>
      <text:p text:style-name="P16"><text:s text:c="16"/>"autoscaling:DescribeLaunchConfigurations",</text:p>
      <text:p text:style-name="P16"><text:s text:c="16"/>"autoscaling:DescribeScalingActivities",</text:p>
      <text:p text:style-name="P16"><text:s text:c="16"/>"ec2:DescribeImages",</text:p>
      <text:p text:style-name="P16"><text:s text:c="16"/>"ec2:DescribeInstanceTypes",</text:p>
      <text:p text:style-name="P16"><text:s text:c="16"/>"ec2:DescribeLaunchTemplateVersions",</text:p>
      <text:p text:style-name="P16"><text:s text:c="16"/>"ec2:GetInstanceTypesFromInstanceRequirements",</text:p>
      <text:p text:style-name="P16"><text:soft-page-break/><text:s text:c="16"/>"eks:DescribeNodegroup"</text:p>
      <text:p text:style-name="P16"><text:s text:c="12"/>],</text:p>
      <text:p text:style-name="P16"><text:s text:c="12"/>"Resource": [</text:p>
      <text:p text:style-name="P16"><text:s text:c="16"/>"*"</text:p>
      <text:p text:style-name="P16"><text:s text:c="12"/>]</text:p>
      <text:p text:style-name="P16"><text:s text:c="8"/>},</text:p>
      <text:p text:style-name="P16"><text:s text:c="8"/>{</text:p>
      <text:p text:style-name="P16"><text:s text:c="12"/>"Effect": "Allow",</text:p>
      <text:p text:style-name="P16"><text:s text:c="12"/>"Action": [</text:p>
      <text:p text:style-name="P16"><text:s text:c="16"/>"autoscaling:SetDesiredCapacity",</text:p>
      <text:p text:style-name="P16"><text:s text:c="16"/>"autoscaling:TerminateInstanceInAutoScalingGroup"</text:p>
      <text:p text:style-name="P16"><text:s text:c="12"/>],</text:p>
      <text:p text:style-name="P16"><text:s text:c="12"/>"Resource": [</text:p>
      <text:p text:style-name="P16"><text:s text:c="16"/>"*"</text:p>
      <text:p text:style-name="P16"><text:s text:c="12"/>]</text:p>
      <text:p text:style-name="P16"><text:s text:c="8"/>}</text:p>
      <text:p text:style-name="P16"><text:s text:c="4"/>]</text:p>
      <text:p text:style-name="P16">}</text:p>
      <text:p text:style-name="P16"/>
      <text:h text:style-name="P3" text:outline-level="1"><text:span text:style-name="T1">Step 8: </text:span>C<text:span text:style-name="T1">reate the IAM Role for OIDC Provider and attach the policy created</text:span></text:h>
      <text:p text:style-name="P15"/>
      <text:h text:style-name="P2" text:outline-level="1"><text:span text:style-name="T2">Step 9: </text:span>Create IAM Service Account</text:h>
      <text:p text:style-name="P14"/>
      <text:h text:style-name="P2" text:outline-level="1"><text:span text:style-name="T2">Step 10: Deploy Cluster Autoscaler</text:span></text:h>
      <text:p text:style-name="P14"><text:span text:style-name="T2"/></text:p>
      <text:h text:style-name="P2" text:outline-level="1"><text:span text:style-name="T2">Step 11: Test Node Autoscaling</text:span></text:h>
      <text:p text:style-name="P14"><text:span text:style-name="T2"/></text:p>
      <text:p text:style-name="P14"><text:soft-page-break/><text:span text:style-name="T2"/></text:p>
      <text:p text:style-name="P14"><text:span text:style-name="T2">Increase replicas:</text:span></text:p>
      <text:section text:style-name="Sect1" text:name="Section9">
        <text:p text:style-name="Preformatted_20_Text"><text:bookmark text:name="code-block-viewer8"/><text:span text:style-name="Source_20_Text">kubectl scale deployment envoy-deploy \</text:span></text:p>
        <text:p text:style-name="P6"><text:span text:style-name="Source_20_Text"><text:s text:c="2"/>--replicas=20 -n envoy</text:span></text:p>
      </text:section>
      <text:p text:style-name="Text_20_body">Watch pods:</text:p>
      <text:section text:style-name="Sect1" text:name="Section10">
        <text:p text:style-name="P6"><text:bookmark text:name="code-block-viewer9"/><text:span text:style-name="Source_20_Text">kubectl get pods -n envoy</text:span></text:p>
      </text:section>
      <text:p text:style-name="P1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4T11:26:54.109378286</meta:creation-date>
    <dc:date>2026-05-14T11:45:23.401404780</dc:date>
    <meta:editing-duration>PT6M5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5" meta:paragraph-count="118" meta:word-count="370" meta:character-count="3390" meta:non-whitespace-character-count="2308"/>
  </office:meta>
</office:document-meta>
</file>